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T44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#include &lt;SimpleDHT.h&gt;</text:p>
      <text:p text:style-name="P2">#include &lt;LiquidCrystal.h&gt;</text:p>
      <text:p text:style-name="P3">char d;</text:p>
      <text:p text:style-name="P4">// for DHT11,<text:s/></text:p>
      <text:p text:style-name="P5">// <text:s text:c="5"/>VCC: 5V or 3V</text:p>
      <text:p text:style-name="P6">// <text:s text:c="5"/>GND: GND</text:p>
      <text:p text:style-name="P7">// <text:s text:c="5"/>DATA: 2</text:p>
      <text:p text:style-name="P8">int pinDHT11 = 8;</text:p>
      <text:p text:style-name="P9">SimpleDHT11 dht11(pinDHT11);</text:p>
      <text:p text:style-name="P10">LiquidCrystal lcd(2,3,4,5,6,7);</text:p>
      <text:p text:style-name="P11"/>
      <text:p text:style-name="P12">void setup() {</text:p>
      <text:p text:style-name="P13"><text:s text:c="2"/>Serial.begin(9600);</text:p>
      <text:p text:style-name="P14"><text:s text:c="3"/>lcd.begin(16, 2);</text:p>
      <text:p text:style-name="P15">}</text:p>
      <text:p text:style-name="P16"/>
      <text:p text:style-name="P17">void loop() {</text:p>
      <text:p text:style-name="P18"><text:s text:c="2"/>if(Serial.available())</text:p>
      <text:p text:style-name="P19">{</text:p>
      <text:p text:style-name="P20"><text:s text:c="2"/>d=Serial.read();</text:p>
      <text:p text:style-name="P21">}</text:p>
      <text:p text:style-name="P22">if (d=='a')</text:p>
      <text:p text:style-name="P23">{</text:p>
      <text:p text:style-name="P24"><text:s text:c="2"/></text:p>
      <text:p text:style-name="P25"><text:s text:c="2"/></text:p>
      <text:p text:style-name="P26"><text:s text:c="2"/>// read without samples.</text:p>
      <text:p text:style-name="P27"><text:s text:c="2"/>byte temperature = 0;</text:p>
      <text:p text:style-name="P28"><text:s text:c="2"/>byte humidity = 0;</text:p>
      <text:p text:style-name="P29"><text:s text:c="2"/>int err = SimpleDHTErrSuccess;</text:p>
      <text:p text:style-name="P30"><text:s text:c="2"/>if ((err = dht11.read(&amp;temperature, &amp;humidity, NULL)) != SimpleDHTErrSuccess) {</text:p>
      <text:p text:style-name="P31"><text:s text:c="4"/>return;</text:p>
      <text:p text:style-name="P32"><text:s text:c="2"/>}</text:p>
      <text:p text:style-name="P33"><text:s text:c="2"/>//lcd.setCursor(0,0);</text:p>
      <text:p text:style-name="P34"><text:s text:c="2"/>//lcd.print("Temp is ");</text:p>
      <text:p text:style-name="P35"><text:s text:c="2"/>//lcd.print((int)temperature); lcd.print(" *C, ");<text:s/></text:p>
      <text:p text:style-name="P36"><text:s text:c="2"/>//lcd.setCursor(0,1);</text:p>
      <text:p text:style-name="P37"><text:s text:c="2"/>//lcd.print("Humidity:");</text:p>
      <text:p text:style-name="P38"><text:s text:c="2"/>//lcd.print((float)humidity);</text:p>
      <text:p text:style-name="P39"><text:s text:c="2"/>Serial.println(temperature);</text:p>
      <text:p text:style-name="P40"><text:s text:c="2"/>Serial.println(humidity);</text:p>
      <text:p text:style-name="P41"><text:s text:c="2"/>// DHT11 sampling rate is 1HZ.</text:p>
      <text:p text:style-name="P42"><text:s text:c="2"/>delay(1500);</text:p>
      <text:p text:style-name="P43">}</text:p>
      <text:p text:style-name="PlainText"><text:span text:style-name="T4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>919384446783</dc:creator>
    <meta:creation-date>2022-09-28T12:28:00Z</meta:creation-date>
    <dc:date>2022-09-28T12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127" meta:character-count="853" meta:row-count="6" meta:non-whitespace-character-count="727"/>
  </office:meta>
</office:document-meta>
</file>